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21912" calcext:value-type="float">
            <text:p>0.0219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322" calcext:value-type="float">
            <text:p>0.043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09602" calcext:value-type="float">
            <text:p>0.1096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150723" calcext:value-type="float">
            <text:p>0.1507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219831" calcext:value-type="float">
            <text:p>0.219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6:53:00.840845011</meta:creation-date>
    <dc:date>2018-11-12T07:05:32.167229019</dc:date>
    <meta:editing-duration>PT12M31S</meta:editing-duration>
    <meta:editing-cycles>2</meta:editing-cycles>
    <meta:generator>LibreOffice/6.0.3.2$Linux_X86_64 LibreOffice_project/00m0$Build-2</meta:generator>
    <meta:document-statistic meta:table-count="1" meta:cell-count="10" meta:object-count="0"/>
  </office:meta>
</office:document-meta>
</file>